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7pt" fo:font-weight="bold" officeooo:rsid="0032d3e7" officeooo:paragraph-rsid="0032d3e7" style:font-size-asian="7pt" style:font-weight-asian="bold" style:font-size-complex="7pt" style:font-weight-complex="bold"/>
    </style:style>
    <style:style style:name="P3" style:family="paragraph" style:parent-style-name="Table_20_Contents">
      <style:text-properties style:font-name="Arial" fo:font-size="6pt" fo:font-weight="bold" officeooo:rsid="0042edc3" officeooo:paragraph-rsid="0052f3cb" style:font-size-asian="6pt" style:font-weight-asian="bold" style:font-size-complex="6pt" style:font-weight-complex="bold"/>
    </style:style>
    <style:style style:name="P4" style:family="paragraph" style:parent-style-name="Table_20_Contents">
      <style:text-properties style:font-name="Arial" fo:font-size="6pt" fo:font-weight="normal" officeooo:rsid="00442f6d" officeooo:paragraph-rsid="0052f3cb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style:font-name="Arial" fo:font-size="6pt" fo:font-weight="normal" officeooo:rsid="00442f6d" officeooo:paragraph-rsid="00520c03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style:font-name="Arial" fo:font-size="6pt" fo:font-weight="normal" officeooo:rsid="005778ca" officeooo:paragraph-rsid="005778ca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style:font-name="Arial" fo:font-size="6pt" officeooo:paragraph-rsid="0010a9dc" style:font-size-asian="6pt" style:font-size-complex="6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end" style:justify-single-word="false"/>
      <style:text-properties fo:font-size="6pt" officeooo:rsid="0032d3e7" officeooo:paragraph-rsid="0032d3e7" style:font-size-asian="6pt" style:font-size-complex="6pt"/>
    </style:style>
    <style:style style:name="P10" style:family="paragraph" style:parent-style-name="Table_20_Contents">
      <style:paragraph-properties fo:text-align="end" style:justify-single-word="false"/>
      <style:text-properties fo:font-size="6pt" officeooo:rsid="003855df" officeooo:paragraph-rsid="003855df" style:font-size-asian="6pt" style:font-size-complex="6pt"/>
    </style:style>
    <style:style style:name="P11" style:family="paragraph" style:parent-style-name="Standard">
      <style:paragraph-properties fo:text-align="start" style:justify-single-word="false"/>
      <style:text-properties style:font-name="Arial" fo:font-size="6pt" style:font-size-asian="6pt" style:font-size-complex="6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0pt" officeooo:paragraph-rsid="0017a9fd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0pt" officeooo:paragraph-rsid="003ed00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0pt" officeooo:rsid="0017a9fd" officeooo:paragraph-rsid="0017a9fd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3bb3d5" officeooo:paragraph-rsid="003bb3d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56cb35" officeooo:paragraph-rsid="0056cb3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3bb3d5" officeooo:paragraph-rsid="003bb3d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2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officeooo:rsid="0056cb35" officeooo:paragraph-rsid="0056cb35" style:font-size-asian="12pt" style:font-size-complex="12pt"/>
    </style:style>
    <style:style style:name="P25" style:family="paragraph">
      <style:paragraph-properties fo:text-align="center" style:writing-mode="lr-tb"/>
    </style:style>
    <style:style style:name="T1" style:family="text">
      <style:text-properties officeooo:rsid="0054cf10"/>
    </style:style>
    <style:style style:name="T2" style:family="text">
      <style:text-properties style:font-name="Arial1"/>
    </style:style>
    <style:style style:name="T3" style:family="text">
      <style:text-properties officeooo:rsid="0017a9fd"/>
    </style:style>
    <style:style style:name="T4" style:family="text">
      <style:text-properties officeooo:rsid="003bdb7f"/>
    </style:style>
    <style:style style:name="T5" style:family="text">
      <style:text-properties officeooo:rsid="005d12d2"/>
    </style:style>
    <style:style style:name="T6" style:family="text">
      <style:text-properties officeooo:rsid="005d66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 des Vereins" text:name="association.name"/>
        <text:user-field-decl office:value-type="string" office:string-value="Straße des Vereins" text:name="association.street"/>
        <text:user-field-decl office:value-type="string" office:string-value="PLZ" text:name="association.zip"/>
        <text:user-field-decl office:value-type="string" office:string-value="Stadt" text:name="association.city"/>
        <text:user-field-decl office:value-type="string" office:string-value="Telefon" text:name="association.phone"/>
        <text:user-field-decl office:value-type="string" office:string-value="Faxnummer des Vereins" text:name="association.fax"/>
        <text:user-field-decl office:value-type="string" office:string-value="Vorname" text:name="member.firstname"/>
        <text:user-field-decl office:value-type="string" office:string-value="Nachname" text:name="member.lastname"/>
        <text:user-field-decl office:value-type="string" office:string-value="Straße" text:name="member.street"/>
        <text:user-field-decl office:value-type="string" office:string-value="PLZ" text:name="member.zip"/>
        <text:user-field-decl office:value-type="string" office:string-value="Stadt" text:name="member.city"/>
        <text:user-field-decl office:value-type="string" office:string-value="Passwort" text:name="additional.password"/>
      </text:user-field-decls>
      <draw:line text:anchor-type="page" text:anchor-page-number="1" draw:z-index="0" draw:style-name="gr1" draw:text-style-name="P25" svg:x1="0.621cm" svg:y1="10.513cm" svg:x2="1.12cm" svg:y2="10.515cm">
        <text:p/>
      </draw:line>
      <text:p text:style-name="P22"/>
      <text:p text:style-name="P17"><text:span text:style-name="T3"><text:user-field-get text:name="association.name">Name des Vereins</text:user-field-get></text:span> <text:span text:style-name="T2">|</text:span> <text:span text:style-name="T3"><text:user-field-get text:name="association.street">Straße des Vereins</text:user-field-get></text:span> <text:span text:style-name="T2">|</text:span> <text:user-field-get text:name="association.zip">PLZ</text:user-field-get><text:span text:style-name="T3"> </text:span><text:span text:style-name="T3"><text:user-field-get text:name="association.city">Stadt</text:user-field-get></text:span></text:p>
      <text:p text:style-name="P11"/>
      <text:p text:style-name="P14"><text:span text:style-name="T4">An</text:span><text:line-break/><text:user-field-get text:name="member.firstname">Vorname</text:user-field-get><text:span text:style-name="T3"> </text:span><text:span text:style-name="T3"><text:user-field-get text:name="member.lastname">Nachname</text:user-field-get></text:span></text:p>
      <text:p text:style-name="P16"><text:user-field-get text:name="member.street">Straße</text:user-field-get></text:p>
      <text:p text:style-name="P13"><text:span text:style-name="T3"><text:user-field-get text:name="member.zip">PLZ</text:user-field-get></text:span> <text:span text:style-name="T3"><text:user-field-get text:name="member.city">Stadt</text:user-field-get></text:span> </text:p>
      <text:p text:style-name="P12"/>
      <text:p text:style-name="P15"/>
      <text:p text:style-name="P15"/>
      <text:p text:style-name="P15"/>
      <text:p text:style-name="P21">Betreff: Einladung <text:span text:style-name="T1">in den Verein </text:span><text:span text:style-name="T1"><text:user-field-get text:name="association.name">Name des Vereins</text:user-field-get></text:span>.</text:p>
      <text:p text:style-name="P18"/>
      <text:p text:style-name="P18">Hallo <text:user-field-get text:name="member.firstname">Vorname</text:user-field-get>,</text:p>
      <text:p text:style-name="P18"/>
      <text:p text:style-name="P20">wir haben für Dich einen Nutzerzugang angelegt.</text:p>
      <text:p text:style-name="P18"/>
      <text:p text:style-name="P20">So kannst Du diesen Zugang nutzen:</text:p>
      <text:p text:style-name="P20"/>
      <text:p text:style-name="P20">Öffne den Internet-Browser und gebe folgende Adresse ein:<text:line-break/><text:a xlink:type="simple" xlink:href="http://www.unser-gartenverein.de/claim">http://www.unser-gartenverein.de/claim</text:a></text:p>
      <text:p text:style-name="P20"/>
      <text:p text:style-name="P20">Bestätige dort die folgenden Angaben:</text:p>
      <text:list xml:id="list2673493497407750694" text:style-name="L1">
        <text:list-item>
          <text:list>
            <text:list-item>
              <text:p text:style-name="P24">Nachname: <text:tab/>„<text:user-field-get text:name="member.lastname">Nachname</text:user-field-get>“</text:p>
            </text:list-item>
            <text:list-item>
              <text:p text:style-name="P24">Vorname: <text:tab/>„<text:user-field-get text:name="member.firstname">Vorname</text:user-field-get>“</text:p>
            </text:list-item>
            <text:list-item>
              <text:p text:style-name="P24">Email: <text:tab/>Falls dieses Feld leer ist, gib dort bitte eine gültige Emailadresse an</text:p>
            </text:list-item>
            <text:list-item>
              <text:p text:style-name="P24">Verein: <text:tab/>„<text:user-field-get text:name="association.name">Name des Vereins</text:user-field-get>“</text:p>
            </text:list-item>
            <text:list-item>
              <text:p text:style-name="P24">PIN: <text:tab/><text:tab/>„<text:user-field-get text:name="additional.password">Passwort</text:user-field-get>“</text:p>
            </text:list-item>
          </text:list>
        </text:list-item>
      </text:list>
      <text:p text:style-name="P20"/>
      <text:p text:style-name="P20">Danach wird der Zugang für Dich freigeschalten und Du kannst <text:span text:style-name="T6">von</text:span> überall <text:span text:style-name="T5">auf</text:span> Deine<text:span text:style-name="T5">n</text:span> Gartenverein <text:span text:style-name="T5">zugreifen</text:span>.</text:p>
      <text:p text:style-name="P19"/>
      <text:p text:style-name="P19"/>
      <text:p text:style-name="P18">Viele Grüße,</text:p>
      <text:p text:style-name="P18">Euer <text:user-field-get text:name="association.name">Name des Vereins</text:user-field-get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8.334cm" style:rel-column-width="32105*"/>
    </style:style>
    <style:style style:name="Tabelle3.B" style:family="table-column">
      <style:table-column-properties style:column-width="4.339cm" style:rel-column-width="16715*"/>
    </style:style>
    <style:style style:name="Tabelle3.1" style:family="table-row">
      <style:table-row-properties style:min-row-height="0.101cm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none" fo:border-right="none" fo:border-top="0.05pt solid #808080" fo:border-bottom="none"/>
    </style:style>
    <style:style style:name="Tabelle2" style:family="table">
      <style:table-properties style:width="5.472cm" table:align="margins"/>
    </style:style>
    <style:style style:name="Tabelle2.A" style:family="table-column">
      <style:table-column-properties style:column-width="5.472cm" style:rel-column-width="65535*"/>
    </style:style>
    <style:style style:name="MP1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7pt" fo:font-weight="bold" officeooo:rsid="0032d3e7" officeooo:paragraph-rsid="0032d3e7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6pt" officeooo:rsid="0032d3e7" officeooo:paragraph-rsid="0032d3e7" style:font-size-asian="6pt" style:font-size-complex="6pt"/>
    </style:style>
    <style:style style:name="MP4" style:family="paragraph" style:parent-style-name="Table_20_Contents">
      <style:text-properties fo:font-size="6pt" style:font-size-asian="6pt" style:font-size-complex="6pt"/>
    </style:style>
    <style:style style:name="MP5" style:family="paragraph" style:parent-style-name="Table_20_Contents">
      <style:paragraph-properties fo:text-align="end" style:justify-single-word="false"/>
      <style:text-properties fo:font-size="6pt" officeooo:rsid="003855df" officeooo:paragraph-rsid="003855df" style:font-size-asian="6pt" style:font-size-complex="6pt"/>
    </style:style>
    <style:style style:name="MP6" style:family="paragraph" style:parent-style-name="Table_20_Contents">
      <style:text-properties style:font-name="Arial" fo:font-size="6pt" fo:font-weight="bold" officeooo:rsid="0042edc3" officeooo:paragraph-rsid="0052f3cb" style:font-size-asian="6pt" style:font-weight-asian="bold" style:font-size-complex="6pt" style:font-weight-complex="bold"/>
    </style:style>
    <style:style style:name="MP7" style:family="paragraph" style:parent-style-name="Table_20_Contents">
      <style:text-properties style:font-name="Arial" fo:font-size="6pt" fo:font-weight="normal" officeooo:rsid="00442f6d" officeooo:paragraph-rsid="0052f3cb" style:font-size-asian="6pt" style:font-weight-asian="normal" style:font-size-complex="6pt" style:font-weight-complex="normal"/>
    </style:style>
    <style:style style:name="MP8" style:family="paragraph" style:parent-style-name="Table_20_Contents">
      <style:text-properties style:font-name="Arial" fo:font-size="6pt" fo:font-weight="normal" officeooo:rsid="005778ca" officeooo:paragraph-rsid="005778ca" style:font-size-asian="6pt" style:font-weight-asian="normal" style:font-size-complex="6pt" style:font-weight-complex="normal"/>
    </style:style>
    <style:style style:name="MP9" style:family="paragraph" style:parent-style-name="Table_20_Contents">
      <style:text-properties style:font-name="Arial" fo:font-size="6pt" fo:font-weight="normal" officeooo:rsid="00442f6d" officeooo:paragraph-rsid="00520c03" style:font-size-asian="6pt" style:font-weight-asian="normal" style:font-size-complex="6pt" style:font-weight-complex="normal"/>
    </style:style>
    <style:style style:name="MP10" style:family="paragraph" style:parent-style-name="Table_20_Contents">
      <style:text-properties style:font-name="Arial" fo:font-size="6pt" officeooo:paragraph-rsid="0010a9dc" style:font-size-asian="6pt" style:font-size-complex="6pt"/>
    </style:style>
    <style:style style:name="MT1" style:family="text">
      <style:text-properties officeooo:rsid="0054cf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 table:number-columns-repeated="2"/>
          <table:table-row table:style-name="Tabelle3.1">
            <table:table-cell table:style-name="Tabelle3.A1" table:number-rows-spanned="6" office:value-type="string">
              <text:p text:style-name="MP1"><text:s/><text:span text:style-name="MT1">&lt;%img:association.logo%&gt;</text:span></text:p>
            </table:table-cell>
            <table:table-cell table:style-name="Tabelle3.A1" office:value-type="string">
              <text:p text:style-name="MP2"/>
            </table:table-cell>
            <table:table-cell table:style-name="Tabelle3.A1" office:value-type="string">
              <text:p text:style-name="MP2"><text:user-field-get text:name="association.name">Name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3"/>
            </table:table-cell>
            <table:table-cell table:style-name="Tabelle3.A1" office:value-type="string">
              <text:p text:style-name="MP3"><text:user-field-get text:name="association.street">Straße des Vereins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3"/>
            </table:table-cell>
            <table:table-cell table:style-name="Tabelle3.A1" office:value-type="string">
              <text:p text:style-name="MP3"><text:user-field-get text:name="association.zip">PLZ</text:user-field-get> <text:user-field-get text:name="association.city">Stadt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4"/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5">Phone: <text:user-field-get text:name="association.phone">Telefon</text:user-field-get></text:p>
            </table:table-cell>
          </table:table-row>
          <table:table-row table:style-name="Tabelle3.1">
            <table:covered-table-cell/>
            <table:table-cell table:style-name="Tabelle3.A1" office:value-type="string">
              <text:p text:style-name="MP4"/>
            </table:table-cell>
            <table:table-cell table:style-name="Tabelle3.A1" office:value-type="string">
              <text:p text:style-name="MP5">Fax: <text:user-field-get text:name="association.fax">Faxnummer des Vereins</text:user-field-get></text:p>
            </table:table-cell>
          </table:table-row>
        </table:table>
        <text:p text:style-name="Header"/>
      </style:header>
      <style:footer>
        <table:table table:name="Tabelle4" table:style-name="Tabelle4">
          <table:table-column table:style-name="Tabelle4.A" table:number-columns-repeated="3"/>
          <table:table-row>
            <table:table-cell table:style-name="Tabelle4.A1" office:value-type="string">
              <table:table table:name="Tabelle2" table:style-name="Tabelle2">
                <table:table-column table:style-name="Tabelle2.A"/>
                <table:table-row>
                  <table:table-cell office:value-type="string">
                    <text:p text:style-name="MP6"/>
                  </table:table-cell>
                </table:table-row>
                <table:table-row>
                  <table:table-cell office:value-type="string">
                    <text:p text:style-name="MP7"/>
                  </table:table-cell>
                </table:table-row>
                <table:table-row>
                  <table:table-cell office:value-type="string">
                    <text:p text:style-name="MP8"/>
                  </table:table-cell>
                </table:table-row>
              </table:table>
              <text:p text:style-name="MP9"/>
            </table:table-cell>
            <table:table-cell table:style-name="Tabelle4.A1" office:value-type="string">
              <text:p text:style-name="MP10"/>
            </table:table-cell>
            <table:table-cell table:style-name="Tabelle4.A1" office:value-type="string">
              <text:p text:style-name="MP10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20:47:30</meta:creation-date>
    <meta:generator>LibreOffice/4.1.2.3$MacOSX_x86 LibreOffice_project/40b2d7fde7e8d2d7bc5a449dc65df4d08a7dd38</meta:generator>
    <meta:editing-duration>PT8H13M48S</meta:editing-duration>
    <meta:editing-cycles>69</meta:editing-cycles>
    <meta:initial-creator>Torsten Uhlmann</meta:initial-creator>
    <dc:date>2013-12-21T17:30:22.981340000</dc:date>
    <dc:creator>Torsten Uhlmann</dc:creator>
    <meta:printed-by>Torsten Uhlmann</meta:printed-by>
    <meta:print-date>2012-11-12T11:07:31</meta:print-date>
    <meta:document-statistic meta:table-count="3" meta:image-count="0" meta:object-count="0" meta:page-count="1" meta:paragraph-count="24" meta:word-count="118" meta:character-count="778" meta:non-whitespace-character-count="681"/>
    <meta:user-defined meta:name="Rechnungsnummer">???</meta:user-defined>
  </office:meta>
</office:document-meta>
</file>